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8.389cm" table:align="left"/>
    </style:style>
    <style:style style:name="Tabela1.A" style:family="table-column">
      <style:table-column-properties style:column-width="6.297cm"/>
    </style:style>
    <style:style style:name="Tabela1.B" style:family="table-column">
      <style:table-column-properties style:column-width="3.598cm"/>
    </style:style>
    <style:style style:name="Tabela1.C" style:family="table-column">
      <style:table-column-properties style:column-width="8.493cm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cccccc" fo:border-right="none" fo:border-top="none" fo:border-bottom="none"/>
    </style:style>
    <style:style style:name="Tabela1.C9" style:family="table-cell">
      <style:table-cell-properties style:vertical-align="middle" fo:padding="0.097cm" fo:border="none"/>
    </style:style>
    <style:style style:name="Tabela7" style:family="table">
      <style:table-properties style:width="6.112cm" fo:margin-left="0cm" table:align="left"/>
    </style:style>
    <style:style style:name="Tabela7.A" style:family="table-column">
      <style:table-column-properties style:column-width="2.011cm"/>
    </style:style>
    <style:style style:name="Tabela7.B" style:family="table-column">
      <style:table-column-properties style:column-width="4.101cm"/>
    </style:style>
    <style:style style:name="Tabela7.A1" style:family="table-cell">
      <style:table-cell-properties fo:padding="0.097cm" fo:border="none"/>
    </style:style>
    <style:style style:name="Tabela4" style:family="table">
      <style:table-properties style:width="18.389cm" table:align="left"/>
    </style:style>
    <style:style style:name="Tabela4.A" style:family="table-column">
      <style:table-column-properties style:column-width="6.297cm"/>
    </style:style>
    <style:style style:name="Tabela4.B" style:family="table-column">
      <style:table-column-properties style:column-width="12.091cm"/>
    </style:style>
    <style:style style:name="Tabela4.A1" style:family="table-cell">
      <style:table-cell-properties fo:padding="0.097cm" fo:border="none"/>
    </style:style>
    <style:style style:name="Tabela4.A2" style:family="table-cell">
      <style:table-cell-properties style:vertical-align="middle"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B4" style:family="table-cell">
      <style:table-cell-properties fo:background-color="#eeeeee" fo:padding="0.097cm" fo:border="none">
        <style:background-image/>
      </style:table-cell-properties>
    </style:style>
    <style:style style:name="Tabela4.B6" style:family="table-cell">
      <style:table-cell-properties fo:background-color="#eeeeee" fo:padding="0.097cm" fo:border="none">
        <style:background-image/>
      </style:table-cell-properties>
    </style:style>
    <style:style style:name="Tabela4.B8" style:family="table-cell">
      <style:table-cell-properties fo:background-color="#eeeeee" fo:padding="0.097cm" fo:border="none">
        <style:background-image/>
      </style:table-cell-properties>
    </style:style>
    <style:style style:name="Tabela4.B10" style:family="table-cell">
      <style:table-cell-properties fo:background-color="#eeeeee" fo:padding="0.097cm" fo:border="none">
        <style:background-image/>
      </style:table-cell-properties>
    </style:style>
    <style:style style:name="Tabela4.B12" style:family="table-cell">
      <style:table-cell-properties fo:background-color="#eeeeee" fo:padding="0.097cm" fo:border="none">
        <style:background-image/>
      </style:table-cell-properties>
    </style:style>
    <style:style style:name="Tabela4.B14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text-properties officeooo:rsid="0023bc45" officeooo:paragraph-rsid="0023bc45"/>
    </style:style>
    <style:style style:name="P2" style:family="paragraph" style:parent-style-name="Table_20_Contents">
      <style:text-properties officeooo:paragraph-rsid="0023bc45"/>
    </style:style>
    <style:style style:name="P3" style:family="paragraph" style:parent-style-name="Table_20_Contents">
      <style:text-properties officeooo:rsid="00272060" officeooo:paragraph-rsid="00272060"/>
    </style:style>
    <style:style style:name="P4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5" style:family="paragraph" style:parent-style-name="Table_20_Contents">
      <style:text-properties officeooo:rsid="00287552" officeooo:paragraph-rsid="00287552"/>
    </style:style>
    <style:style style:name="P6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7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8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9" style:family="paragraph" style:parent-style-name="Table_20_Contents">
      <style:text-properties fo:font-weight="bold" officeooo:paragraph-rsid="0041106e" style:font-weight-asian="bold" style:font-weight-complex="bold"/>
    </style:style>
    <style:style style:name="P10" style:family="paragraph" style:parent-style-name="Table_20_Contents">
      <style:text-properties fo:font-weight="bold" officeooo:rsid="00209c3f" officeooo:paragraph-rsid="0061bdc4" style:font-weight-asian="bold" style:font-weight-complex="bold"/>
    </style:style>
    <style:style style:name="P11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12" style:family="paragraph" style:parent-style-name="Table_20_Contents">
      <style:text-properties fo:font-weight="bold" officeooo:rsid="00224d09" officeooo:paragraph-rsid="00688196" style:font-weight-asian="bold" style:font-weight-complex="bold"/>
    </style:style>
    <style:style style:name="P13" style:family="paragraph" style:parent-style-name="Table_20_Contents">
      <style:text-properties fo:color="#1b75bc" fo:font-size="14pt" fo:font-weight="bold" officeooo:rsid="0023bc45" officeooo:paragraph-rsid="0023bc45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officeooo:rsid="0030e956" officeooo:paragraph-rsid="0030e956"/>
    </style:style>
    <style:style style:name="P15" style:family="paragraph" style:parent-style-name="Table_20_Contents">
      <style:text-properties officeooo:rsid="0033097b" officeooo:paragraph-rsid="0033097b"/>
    </style:style>
    <style:style style:name="P16" style:family="paragraph" style:parent-style-name="Table_20_Contents">
      <style:text-properties officeooo:rsid="004a17a0" officeooo:paragraph-rsid="004a17a0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size="25pt" fo:font-weight="bold" officeooo:rsid="001708af" officeooo:paragraph-rsid="004d67a5" style:font-size-asian="25pt" style:font-weight-asian="bold" style:font-size-complex="2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1dfc88" officeooo:paragraph-rsid="00612a24"/>
    </style:style>
    <style:style style:name="P20" style:family="paragraph" style:parent-style-name="Table_20_Contents">
      <style:text-properties officeooo:paragraph-rsid="006074a3"/>
    </style:style>
    <style:style style:name="P21" style:family="paragraph" style:parent-style-name="Table_20_Contents">
      <style:paragraph-properties fo:text-align="center" style:justify-single-word="false"/>
      <style:text-properties officeooo:rsid="00200bd6" officeooo:paragraph-rsid="00612a24"/>
    </style:style>
    <style:style style:name="P22" style:family="paragraph" style:parent-style-name="Table_20_Contents">
      <style:text-properties officeooo:paragraph-rsid="00612a24"/>
    </style:style>
    <style:style style:name="P23" style:family="paragraph" style:parent-style-name="Table_20_Contents">
      <style:paragraph-properties fo:text-align="center" style:justify-single-word="false"/>
      <style:text-properties officeooo:rsid="00209c3f" officeooo:paragraph-rsid="0061bdc4"/>
    </style:style>
    <style:style style:name="P24" style:family="paragraph" style:parent-style-name="Table_20_Contents">
      <style:paragraph-properties fo:text-align="center" style:justify-single-word="false"/>
      <style:text-properties officeooo:rsid="00224d09" officeooo:paragraph-rsid="00688196"/>
    </style:style>
    <style:style style:name="P25" style:family="paragraph" style:parent-style-name="Table_20_Contents">
      <style:text-properties officeooo:rsid="00224d09" officeooo:paragraph-rsid="00224d09"/>
    </style:style>
    <style:style style:name="P26" style:family="paragraph" style:parent-style-name="Table_20_Contents">
      <style:text-properties officeooo:rsid="00224d09" officeooo:paragraph-rsid="00688196"/>
    </style:style>
    <style:style style:name="P27" style:family="paragraph" style:parent-style-name="Table_20_Contents">
      <style:paragraph-properties fo:text-align="center" style:justify-single-word="false"/>
      <style:text-properties officeooo:rsid="0069bf44" officeooo:paragraph-rsid="0069bf44"/>
    </style:style>
    <style:style style:name="P28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29" style:family="paragraph" style:parent-style-name="Table_20_Contents">
      <style:text-properties officeooo:rsid="006cb9b3" officeooo:paragraph-rsid="006cb9b3"/>
    </style:style>
    <style:style style:name="P30" style:family="paragraph" style:parent-style-name="Table_20_Contents">
      <style:text-properties fo:font-size="14pt" officeooo:paragraph-rsid="006f5e91" style:font-size-asian="14pt" style:font-size-complex="14pt"/>
    </style:style>
    <style:style style:name="P31" style:family="paragraph" style:parent-style-name="Table_20_Contents">
      <style:text-properties fo:font-size="14pt" fo:font-weight="bold" officeooo:paragraph-rsid="00701adf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officeooo:paragraph-rsid="00701adf"/>
    </style:style>
    <style:style style:name="P33" style:family="paragraph" style:parent-style-name="Standard">
      <style:paragraph-properties fo:text-align="start" style:justify-single-word="false"/>
      <style:text-properties fo:color="#1b75bc" fo:font-size="14pt" fo:font-weight="bold" officeooo:rsid="00688196" officeooo:paragraph-rsid="00688196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rsid="006cb9b3" officeooo:paragraph-rsid="006cb9b3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loext:graphic-properties draw:fill="none"/>
      <style:paragraph-properties fo:margin-left="0cm" fo:margin-right="0.6cm" fo:text-align="end" style:justify-single-word="false" fo:text-indent="0cm" style:auto-text-indent="false" fo:background-color="transparent"/>
      <style:text-properties officeooo:rsid="006cb9b3" officeooo:paragraph-rsid="006cb9b3"/>
    </style:style>
    <style:style style:name="P37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30e956" officeooo:paragraph-rsid="004f629a" style:font-size-asian="11pt" style:font-weight-asian="bold" style:font-size-complex="11pt" style:font-weight-complex="bold"/>
    </style:style>
    <style:style style:name="P38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39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d95f8"/>
    </style:style>
    <style:style style:name="P40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1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paragraph-rsid="004f629a"/>
    </style:style>
    <style:style style:name="P42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</style:style>
    <style:style style:name="P43" style:family="paragraph" style:parent-style-name="Table_20_Contents">
      <loext:graphic-properties draw:fill="none"/>
      <style:paragraph-properties fo:margin-left="0.6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44" style:family="paragraph" style:parent-style-name="Table_20_Contents">
      <loext:graphic-properties draw:fill="none"/>
      <style:paragraph-properties fo:margin-left="0.6cm" fo:margin-right="0cm" fo:line-height="100%" fo:text-align="center" style:justify-single-word="false" fo:text-indent="0cm" style:auto-text-indent="false" fo:background-color="transparent" text:number-lines="false" text:line-number="0"/>
      <style:text-properties officeooo:rsid="0018e7bd" officeooo:paragraph-rsid="0018e7bd"/>
    </style:style>
    <style:style style:name="P45" style:family="paragraph" style:parent-style-name="Table_20_Contents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 fo:padding="0.049cm" fo:border="none" style:shadow="none" text:number-lines="false" text:line-number="0" style:writing-mode="page"/>
      <style:text-properties fo:color="#1b75bc" fo:font-size="14pt" fo:font-weight="bold" officeooo:rsid="001708af" officeooo:paragraph-rsid="004d95f8" style:font-size-asian="14pt" style:font-weight-asian="bold" style:font-size-complex="14pt" style:font-weight-complex="bold"/>
    </style:style>
    <style:style style:name="P46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4d95f8" officeooo:paragraph-rsid="004d95f8" style:font-size-asian="14pt" style:font-weight-asian="bold" style:font-size-complex="14pt" style:font-weight-complex="bold"/>
    </style:style>
    <style:style style:name="P47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793277" officeooo:paragraph-rsid="00793277" style:font-size-asian="14pt" style:font-weight-asian="bold" style:font-size-complex="14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weight="bold" officeooo:rsid="002c80fa" officeooo:paragraph-rsid="005b38a0" style:font-weight-asian="bold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2c80fa" officeooo:paragraph-rsid="004d95f8" style:font-size-asian="11pt" style:font-weight-asian="bold" style:font-size-complex="11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6cb9b3" officeooo:paragraph-rsid="006cb9b3" style:font-size-asian="14pt" style:font-weight-asian="bold" style:font-size-complex="14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f629a"/>
    </style:style>
    <style:style style:name="P52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6cb9b3"/>
    </style:style>
    <style:style style:name="P53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</style:style>
    <style:style style:name="P54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</style:style>
    <style:style style:name="P55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18e7bd" officeooo:paragraph-rsid="0018e7bd" style:font-size-asian="14pt" style:font-weight-asian="bold" style:font-size-complex="14pt" style:font-weight-complex="bold"/>
    </style:style>
    <style:style style:name="P56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5f034a" officeooo:paragraph-rsid="005f034a" style:font-size-asian="14pt" style:font-weight-asian="bold" style:font-size-complex="14pt" style:font-weight-complex="bold"/>
    </style:style>
    <style:style style:name="P57" style:family="paragraph" style:parent-style-name="Table_20_Contents">
      <loext:graphic-properties draw:fill="none"/>
      <style:paragraph-properties fo:margin-left="0.499cm" fo:margin-right="0cm" fo:line-height="100%" fo:text-align="justify" style:justify-single-word="false" fo:text-indent="0cm" style:auto-text-indent="false" fo:background-color="transparent" text:number-lines="false" text:line-number="0"/>
      <style:text-properties fo:font-size="12pt" officeooo:rsid="001708af" officeooo:paragraph-rsid="00524f0b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.499cm" fo:margin-right="0cm" fo:text-indent="0cm" style:auto-text-indent="false" fo:background-color="transparent" text:number-lines="false" text:line-number="0"/>
    </style:style>
    <style:style style:name="P59" style:family="paragraph" style:parent-style-name="Table_20_Contents">
      <style:paragraph-properties fo:text-align="center" style:justify-single-word="false" fo:padding="0.049cm" fo:border-left="none" fo:border-right="none" fo:border-top="none" fo:border-bottom="0.06pt solid #cccccc" style:shadow="none" style:writing-mode="page"/>
    </style:style>
    <style:style style:name="P60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6074a3"/>
    </style:style>
    <style:style style:name="P61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6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63" style:family="paragraph" style:parent-style-name="Standard" style:list-style-name=""/>
    <style:style style:name="T1" style:family="text">
      <style:text-properties officeooo:rsid="0022875e"/>
    </style:style>
    <style:style style:name="T2" style:family="text">
      <style:text-properties officeooo:rsid="00272060"/>
    </style:style>
    <style:style style:name="T3" style:family="text">
      <style:text-properties officeooo:rsid="00278a69"/>
    </style:style>
    <style:style style:name="T4" style:family="text">
      <style:text-properties officeooo:rsid="0044dd65"/>
    </style:style>
    <style:style style:name="T5" style:family="text">
      <style:text-properties officeooo:rsid="004a17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ccccc"/>
    </style:style>
    <style:style style:name="T8" style:family="text">
      <style:text-properties fo:color="#cccccc" fo:font-weight="bold" style:font-weight-asian="bold" style:font-weight-complex="bold"/>
    </style:style>
    <style:style style:name="T9" style:family="text">
      <style:text-properties fo:color="#cccccc"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4d67a5"/>
    </style:style>
    <style:style style:name="T11" style:family="text">
      <style:text-properties officeooo:rsid="005a0083"/>
    </style:style>
    <style:style style:name="T12" style:family="text">
      <style:text-properties officeooo:rsid="006caafc"/>
    </style:style>
    <style:style style:name="T13" style:family="text">
      <style:text-properties officeooo:rsid="001dfc88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officeooo:rsid="00793277"/>
    </style:style>
    <style:style style:name="T17" style:family="text">
      <style:text-properties officeooo:rsid="007a62aa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c6be1"/>
    </style:style>
    <style:style style:name="T20" style:family="text">
      <style:text-properties officeooo:rsid="007dab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8">TIAGO O. DE FARIAS</text:p>
            <text:p text:style-name="P17">ANALISTA / <text:span text:style-name="T10">DESENVOLVEDOR</text:span> DE SISTEMAS P<text:span text:style-name="T11">HP</text:span></text:p>
            <text:p text:style-name="P59"/>
          </table:table-cell>
          <table:covered-table-cell/>
          <table:covered-table-cell/>
        </table:table-row>
        <table:table-row>
          <table:table-cell table:style-name="Tabela1.A1" table:number-rows-spanned="12" office:value-type="string">
            <text:p text:style-name="P47">DATA DE NA<text:span text:style-name="T17">S</text:span>CIMENTO</text:p>
            <text:p text:style-name="P54">12/<text:span text:style-name="T16">0</text:span>9/1985</text:p>
            <text:p text:style-name="P54"/>
            <text:p text:style-name="P46">CONTATO</text:p>
            <text:p text:style-name="P49">TELEFONE</text:p>
            <text:p text:style-name="P53">51 9 9292 2705</text:p>
            <text:p text:style-name="P49">E-MAIL</text:p>
            <text:p text:style-name="P39"><text:a xlink:type="simple" xlink:href="mailto:tiago.farias.poa@gmail.com" text:style-name="Internet_20_link" text:visited-style-name="Visited_20_Internet_20_Link"><text:span text:style-name="T18">tiago.farias.poa@gmail.com</text:span></text:a></text:p>
            <text:p text:style-name="P37">REDES SOCIAIS</text:p>
            <text:p text:style-name="P41">github.com/tofarias</text:p>
            <text:p text:style-name="P51">bitbucket.org/tiagofarias</text:p>
            <text:p text:style-name="P51">tiagoodefarias.wordpress</text:p>
            <text:p text:style-name="P52">facebook.com/laravelrgs</text:p>
            <text:p text:style-name="P52">linkedin.com/in/tiago-farias1985</text:p>
            <text:p text:style-name="P48">ENDEREÇO</text:p>
            <text:p text:style-name="P38">Rua Doutor José</text:p>
            <text:p text:style-name="P38">Bento Corrêa, 545</text:p>
            <text:p text:style-name="P38">Bairro Protásio Alves,</text:p>
            <text:p text:style-name="P38">CEP: 91450-030</text:p>
            <text:p text:style-name="P38">Rio Grande do Sul,</text:p>
            <text:p text:style-name="P40">Porto Alegre</text:p>
            <text:p text:style-name="P40"/>
            <text:p text:style-name="P50">HABILIDADES</text:p>
            <text:p text:style-name="P36"/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29">PHP 5 / 7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Laravel</text:p>
                </table:table-cell>
                <table:table-cell table:style-name="Tabela7.A1" office:value-type="string">
                  <text:p text:style-name="P30"><text:span text:style-name="T6">* * * * * * * * *</text:span> <text:span text:style-name="T7">*</text:span></text:p>
                </table:table-cell>
              </table:table-row>
              <table:table-row>
                <table:table-cell table:style-name="Tabela7.A1" office:value-type="string">
                  <text:p text:style-name="P14">TDD / BDD</text:p>
                </table:table-cell>
                <table:table-cell table:style-name="Tabela7.A1" office:value-type="string">
                  <text:p text:style-name="P30"><text:span text:style-name="T6">* * * * * * * </text:span><text:span text:style-name="T8">* *</text:span><text:span text:style-name="T7"> *</text:span></text:p>
                </table:table-cell>
              </table:table-row>
              <table:table-row>
                <table:table-cell table:style-name="Tabela7.A1" office:value-type="string">
                  <text:p text:style-name="P14">S.O.L.I.D / <text:span text:style-name="T5">GRASP</text:span></text:p>
                </table:table-cell>
                <table:table-cell table:style-name="Tabela7.A1" office:value-type="string">
                  <text:p text:style-name="P32"><text:span text:style-name="T14">* * * * * * * * * </text:span>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4">M.V.C</text:p>
                </table:table-cell>
                <table:table-cell table:style-name="Tabela7.A1" office:value-type="string">
                  <text:p text:style-name="P31">* * * * * * * * * *</text:p>
                </table:table-cell>
              </table:table-row>
              <table:table-row>
                <table:table-cell table:style-name="Tabela7.A1" office:value-type="string">
                  <text:p text:style-name="P14">GIT/SVN</text:p>
                </table:table-cell>
                <table:table-cell table:style-name="Tabela7.A1" office:value-type="string">
                  <text:p text:style-name="P32"><text:span text:style-name="T14">* * * * * * * *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CakePHP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Linux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4">Oracle</text:p>
                </table:table-cell>
                <table:table-cell table:style-name="Tabela7.A1" office:value-type="string">
                  <text:p text:style-name="P32"><text:span text:style-name="T14">* * * * * </text:span><text:span text:style-name="T9">*</text:span><text:span text:style-name="T14">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Apigility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5">Zend <text:soft-page-break/><text:span text:style-name="T15">Expressive</text:span></text:p>
                </table:table-cell>
                <table:table-cell table:style-name="Tabela7.A1" office:value-type="string">
                  <text:p text:style-name="P32"><text:span text:style-name="T14">* * * * * * </text:span><text:span text:style-name="T9">*</text:span><text:span text:style-name="T14"> </text:span><text:span text:style-name="T9">*</text:span><text:span text:style-name="T14"> </text:span><text:span text:style-name="T9">* *</text:span></text:p>
                </table:table-cell>
              </table:table-row>
              <table:table-row>
                <table:table-cell table:style-name="Tabela7.A1" office:value-type="string">
                  <text:p text:style-name="P16">JavaScript / JQuery</text:p>
                </table:table-cell>
                <table:table-cell table:style-name="Tabela7.A1" office:value-type="string">
                  <text:p text:style-name="P32"><text:span text:style-name="T14">* * * * * * * * </text:span><text:span text:style-name="T9">* *</text:span></text:p>
                </table:table-cell>
              </table:table-row>
            </table:table>
            <text:p text:style-name="P34"/>
          </table:table-cell>
          <table:table-cell table:style-name="Tabela1.B2" table:number-columns-spanned="2" office:value-type="string">
            <text:p text:style-name="P45">OBJETIVO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7">Atuar no desenvolvimento/análise de sistemas PHP, banco de dados, levantamento de requisítos e métodos ágeis.</text:p>
            <text:p text:style-name="P57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5">SOBRE MIM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8">Profissional com mais de <text:span text:style-name="T12">7</text:span> anos de experiência em desenvolvimento de software. Há alguns anos se empenha no estudo e aplicação de princípios S.O.L.I.D./GRASP e refatoração de código, mais recentemente tem se dedicado ao estudo de Domain-Driven design o qual também foi tema do trabalho de conclusão da pós-gradução.</text:p>
            <text:p text:style-name="P42"/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56">FORMAÇÃO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17">2014 – 2016</text:p>
            <text:p text:style-name="P62">Pós-Graduação</text:p>
            <text:p text:style-name="P35">UniRitter</text:p>
          </table:table-cell>
          <table:table-cell table:style-name="Tabela1.A1" office:value-type="string">
            <text:p text:style-name="Standard">Sistemas de Informação com Métodos Ágeis</text:p>
          </table:table-cell>
        </table:table-row>
        <table:table-row>
          <table:covered-table-cell/>
          <table:table-cell table:style-name="Tabela1.B2" office:value-type="string">
            <text:p text:style-name="P44"/>
          </table:table-cell>
          <table:table-cell table:style-name="Tabela1.A1" office:value-type="string">
            <text:p text:style-name="P20">Tópicos principais: Práticas de Desenvolvimento Ágil, Design Patterns, Smells e Refatoring, Arquiteturas para Web, Testes Ágeis de Software, Gerência de Projetos, Agile Coaching e Mentoring.</text:p>
            <text:p text:style-name="P20">Título do Artigo: ”Aplicação de Domain-Driven Design no Gerenciamento de GRU de Cronotacógrafo no Inmetro/RS”. https://github.com/tofarias/artigo-</text:p>
            <text:p text:style-name="P20">ddd/blob/master/artigo/artigo-domain-driven-design.pdf</text:p>
            <text:p text:style-name="P20">Orientador: M.e. Guilherme Silva de Lacerda.</text:p>
            <text:p text:style-name="P60">Endereço: Rua Orfanotrófio, 555 - Alto Petrópolis, Porto Alegre/RS</text:p>
          </table:table-cell>
        </table:table-row>
        <table:table-row>
          <table:covered-table-cell/>
          <table:table-cell table:style-name="Tabela1.B2" office:value-type="string">
            <text:p text:style-name="P19">2010 – 2013</text:p>
            <text:p text:style-name="P21">Graduação <text:span text:style-name="T13">Faculdades QI</text:span></text:p>
          </table:table-cell>
          <table:table-cell table:style-name="Tabela1.C9" office:value-type="string">
            <text:p text:style-name="P43">Análise e Desenvolvimento de Sistemas</text:p>
          </table:table-cell>
        </table:table-row>
        <table:table-row>
          <table:covered-table-cell/>
          <table:table-cell table:style-name="Tabela1.B2" office:value-type="string">
            <text:p text:style-name="P19"/>
          </table:table-cell>
          <table:table-cell table:style-name="Tabela1.A1" office:value-type="string">
            <text:p text:style-name="P22">Tópicos principais: Serviços para Web, Gestão de Projetos, Segurança de Software, Engenharia de Software, Desenvolvimento Java O.O.</text:p>
            <text:p text:style-name="P61">Endereço: Av. Julho de Castilhos, 435 - Centro, Porto Alegre/RS</text:p>
          </table:table-cell>
        </table:table-row>
        <table:table-row>
          <table:covered-table-cell/>
          <table:table-cell table:style-name="Tabela1.B2" office:value-type="string">
            <text:p text:style-name="P23">2008 – 2010</text:p>
            <text:p text:style-name="P23">Técnico</text:p>
            <text:p text:style-name="P23">Faculdaed QI</text:p>
            <text:p text:style-name="P23"/>
          </table:table-cell>
          <table:table-cell table:style-name="Tabela1.C9" office:value-type="string">
            <text:p text:style-name="P10">Técnico em Informática</text:p>
          </table:table-cell>
        </table:table-row>
        <table:table-row>
          <table:covered-table-cell/>
          <table:table-cell table:style-name="Tabela1.B2" table:number-columns-spanned="2" office:value-type="string">
            <text:p text:style-name="P33">CERTIFICADOS / EVENTOS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24">Abril / 2017</text:p>
          </table:table-cell>
          <table:table-cell table:style-name="Tabela1.C9" office:value-type="string">
            <text:p text:style-name="P12">iMasters Certified Professional</text:p>
            <text:p text:style-name="P26">PHP - Boas práticas</text:p>
            <text:p text:style-name="P12"><text:soft-page-break/>http://certificacao.imasters.com.br/users/tiago-oliveira-de-farias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9" office:value-type="string">
            <text:h text:style-name="P63" text:outline-level="2">Zend Expressive - Microframework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Setembro / 2017</text:p>
            <text:p text:style-name="P27">TreinaWeb</text:p>
          </table:table-cell>
          <table:table-cell table:style-name="Tabela1.C9" office:value-type="string">
            <text:h text:style-name="P63" text:outline-level="2">BDD - Testes Guiados por Comportamento com Behat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7">Agosto / 2017</text:p>
            <text:p text:style-name="P27">TreinaWeb</text:p>
          </table:table-cell>
          <table:table-cell table:style-name="Tabela1.C9" office:value-type="string">
            <text:h text:style-name="P63" text:outline-level="2">PostgreSQL - Desenvolvedor</text:h>
          </table:table-cell>
        </table:table-row>
        <table:table-row>
          <table:table-cell table:style-name="Tabela1.A1" office:value-type="string">
            <text:p text:style-name="Standard"/>
            <text:p text:style-name="Standard"/>
          </table:table-cell>
          <table:table-cell table:style-name="Tabela1.B2" office:value-type="string">
            <text:p text:style-name="P27">Outubro / 2017</text:p>
            <text:p text:style-name="P27">TreinaWeb</text:p>
          </table:table-cell>
          <table:table-cell table:style-name="Tabela1.C9" office:value-type="string">
            <text:h text:style-name="P63" text:outline-level="2">PostgreSQL - DBA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5</text:p>
            <text:p text:style-name="P28">UniRitter</text:p>
          </table:table-cell>
          <table:table-cell table:style-name="Tabela1.C9" office:value-type="string">
            <text:p text:style-name="P11">TDC - The Developer's Conferenc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2</text:p>
            <text:p text:style-name="P28">Faculdade QI</text:p>
          </table:table-cell>
          <table:table-cell table:style-name="Tabela1.C9" office:value-type="string">
            <text:p text:style-name="P11">Semana Acadêmica</text:p>
            <text:p text:style-name="P25">Participou como painelista - PHP: Codeigniter e Lumin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CWI</text:p>
          </table:table-cell>
          <table:table-cell table:style-name="Tabela1.C9" office:value-type="string">
            <text:p text:style-name="P11">Projeto Crescer</text:p>
            <text:p text:style-name="P25">Treinamento com SQL Server, .Net e Java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Target Trust</text:p>
          </table:table-cell>
          <table:table-cell table:style-name="Tabela1.C9" office:value-type="string">
            <text:p text:style-name="P11">Treinamento PHP</text:p>
            <text:p text:style-name="P25">Zend Framework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2011</text:p>
            <text:p text:style-name="P28">Faculdade QI</text:p>
          </table:table-cell>
          <table:table-cell table:style-name="Tabela1.C9" office:value-type="string">
            <text:p text:style-name="P11">Trabalho voluntário</text:p>
            <text:p text:style-name="P25"><text:span text:style-name="T1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13">EXPERIÊNCIA</text:p>
          </table:table-cell>
        </table:table-row>
        <table:table-row>
          <table:table-cell table:style-name="Tabela4.A2" table:number-rows-spanned="2" office:value-type="string">
            <text:p text:style-name="P3">07/2017 - hoje</text:p>
            <text:p text:style-name="P3">RZ2 Sistemas de Gestão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Focado no desenvolvimento de APIs REST <text:span text:style-name="T3">seguindo a especificação JsonApi.org.</text:span> <text:span text:style-name="T3">Desenvolve c</text:span>om o framework Lumen <text:span text:style-name="T3">(Laravel)</text:span> e Doctrine. Atua no projeto “Treina Fácil” software de “gamificação”. <text:span text:style-name="T3">Foi responsável por aplicar testes de integração e deploy com a ferramenta Jenkins e testes de carga com JMeter.</text:span></text:p>
          </table:table-cell>
        </table:table-row>
        <table:table-row>
          <table:table-cell table:style-name="Tabela4.A2" table:number-rows-spanned="2" office:value-type="string">
            <text:p text:style-name="P4">05/2017 – 06/2017</text:p>
            <text:p text:style-name="P4">Ditech</text:p>
          </table:table-cell>
          <table:table-cell table:style-name="Tabela4.B4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Atuando em projetos do cliente <text:span text:style-name="T4">banco </text:span>John Deere.</text:p>
          </table:table-cell>
        </table:table-row>
        <table:table-row>
          <table:table-cell table:style-name="Tabela4.A2" table:number-rows-spanned="2" office:value-type="string">
            <text:p text:style-name="Table_20_Contents">03/2015 - <text:span text:style-name="T2">05/2017</text:span></text:p>
            <text:p text:style-name="P3">AdvancedIT</text:p>
          </table:table-cell>
          <table:table-cell table:style-name="Tabela4.B6" office:value-type="string">
            <text:p text:style-name="P6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">Alocado no cliente Inmetro. Atua principalmente com a linguagem PHP (CakePHP) e banco de dados Oracle no projeto Cronotacógrafo. Realiza desde o levantamento de requisitos através de entrevistas com usuário até a análise de impacto juntamente com os administradores de banco de dados.</text:p>
          </table:table-cell>
        </table:table-row>
        <table:table-row>
          <table:table-cell table:style-name="Tabela4.A2" table:number-rows-spanned="2" office:value-type="string">
            <text:p text:style-name="Table_20_Contents">08/2013 – 03/2015</text:p>
            <text:p text:style-name="P5">Construtora Pelotense</text:p>
          </table:table-cell>
          <table:table-cell table:style-name="Tabela4.B8" office:value-type="string">
            <text:p text:style-name="P6">Analista de Sistemas</text:p>
          </table:table-cell>
        </table:table-row>
        <table:table-row>
          <table:covered-table-cell/>
          <table:table-cell table:style-name="Tabela4.A1" office:value-type="string">
            <text:p text:style-name="P2">Atuou no desenvolvimento de sistema web interno que tem por objetivo gerenciar contratos e faturas das obras. O módulo de faturas é carregado com informações da base de dados (SQL Server) gerenciada pelo sistema da TOTVS: RM e Fluxos. Desenvolveu com PHP (Laravel), TDD, Git, em ambiente linux juntamente com banco de dados MySql.</text:p>
          </table:table-cell>
        </table:table-row>
        <text:soft-page-break/>
        <table:table-row>
          <table:table-cell table:style-name="Tabela4.A2" table:number-rows-spanned="2" office:value-type="string">
            <text:p text:style-name="Table_20_Contents">01/2013 – 08/2013</text:p>
            <text:p text:style-name="P1">Constat</text:p>
          </table:table-cell>
          <table:table-cell table:style-name="Tabela4.B10" office:value-type="string">
            <text:p text:style-name="P8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men<text:span text:style-name="T20">te</text:span>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2" table:number-rows-spanned="2" office:value-type="string">
            <text:p text:style-name="Table_20_Contents">05/2012 – 12/2012</text:p>
            <text:p text:style-name="P1">EMATER / ASCAR</text:p>
          </table:table-cell>
          <table:table-cell table:style-name="Tabela4.B12" office:value-type="string">
            <text:p text:style-name="P9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2">Ingressou mediante concurso público, atuando na manutenção de computadores nos escritórios municipais. Eventualmente desenvolveu programas em Java para auxiliar nas demandas do setor.</text:p>
            <text:p text:style-name="P2"/>
          </table:table-cell>
        </table:table-row>
        <table:table-row>
          <table:table-cell table:style-name="Tabela4.A2" table:number-rows-spanned="2" office:value-type="string">
            <text:p text:style-name="Table_20_Contents">05/2011 – 04/2012</text:p>
            <text:p text:style-name="P1">CWI</text:p>
          </table:table-cell>
          <table:table-cell table:style-name="Tabela4.B14" office:value-type="string">
            <text:p text:style-name="P6">Programador <text:span text:style-name="T19">PHP / .Net</text:span></text:p>
          </table:table-cell>
        </table:table-row>
        <table:table-row>
          <table:covered-table-cell/>
          <table:table-cell table:style-name="Tabela4.A1" office:value-type="string">
            <text:p text:style-name="P1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.499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2-21T09:28:08.038232074</dc:date>
    <meta:editing-duration>PT4H52M36S</meta:editing-duration>
    <meta:editing-cycles>90</meta:editing-cycles>
    <meta:generator>LibreOffice/5.4.2.2$Linux_X86_64 LibreOffice_project/40m0$Build-2</meta:generator>
    <meta:document-statistic meta:table-count="3" meta:image-count="0" meta:object-count="0" meta:page-count="3" meta:paragraph-count="135" meta:word-count="830" meta:character-count="5194" meta:non-whitespace-character-count="4491"/>
  </office:meta>
</office:document-meta>
</file>